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Signature" style:family="paragraph">
      <style:paragraph-properties fo:text-align="center"/>
      <style:text-properties style:font-name="Arial"/>
    </style:style>
    <style:style style:name="P3" style:parent-style-name="ContentsHeading" style:family="paragraph">
      <style:paragraph-properties fo:break-before="page">
        <style:tab-stops>
          <style:tab-stop style:type="right" style:leader-style="dotted" style:leader-text="." style:position="6.5in"/>
        </style:tab-stops>
      </style:paragraph-properties>
    </style:style>
    <style:style style:name="P4" style:parent-style-name="Contents2" style:family="paragraph">
      <style:paragraph-properties>
        <style:tab-stops>
          <style:tab-stop style:type="right" style:leader-style="dotted" style:leader-text="." style:position="6.925in"/>
        </style:tab-stops>
      </style:paragraph-properties>
    </style:style>
    <style:style style:name="P5" style:parent-style-name="Contents3" style:family="paragraph">
      <style:paragraph-properties>
        <style:tab-stops>
          <style:tab-stop style:type="right" style:leader-style="dotted" style:leader-text="." style:position="6.925in"/>
        </style:tab-stops>
      </style:paragraph-properties>
    </style:style>
    <style:style style:name="P6" style:parent-style-name="Contents3" style:family="paragraph">
      <style:paragraph-properties>
        <style:tab-stops>
          <style:tab-stop style:type="right" style:leader-style="dotted" style:leader-text="." style:position="6.925in"/>
        </style:tab-stops>
      </style:paragraph-properties>
    </style:style>
    <style:style style:name="P7" style:parent-style-name="Contents3" style:family="paragraph">
      <style:paragraph-properties>
        <style:tab-stops>
          <style:tab-stop style:type="right" style:leader-style="dotted" style:leader-text="." style:position="6.925in"/>
        </style:tab-stops>
      </style:paragraph-properties>
    </style:style>
    <style:style style:name="P8" style:parent-style-name="Contents2" style:family="paragraph">
      <style:paragraph-properties>
        <style:tab-stops>
          <style:tab-stop style:type="right" style:leader-style="dotted" style:leader-text="." style:position="6.925in"/>
        </style:tab-stops>
      </style:paragraph-properties>
    </style:style>
    <style:style style:name="P9" style:parent-style-name="Contents2" style:family="paragraph">
      <style:paragraph-properties>
        <style:tab-stops>
          <style:tab-stop style:type="right" style:leader-style="dotted" style:leader-text="." style:position="6.925in"/>
        </style:tab-stops>
      </style:paragraph-properties>
    </style:style>
    <style:style style:name="P10" style:parent-style-name="Contents2" style:family="paragraph">
      <style:paragraph-properties>
        <style:tab-stops>
          <style:tab-stop style:type="right" style:leader-style="dotted" style:leader-text="." style:position="6.925in"/>
        </style:tab-stops>
      </style:paragraph-properties>
    </style:style>
    <style:style style:name="P11" style:parent-style-name="Contents3" style:family="paragraph">
      <style:paragraph-properties>
        <style:tab-stops>
          <style:tab-stop style:type="right" style:leader-style="dotted" style:leader-text="." style:position="6.925in"/>
        </style:tab-stops>
      </style:paragraph-properties>
    </style:style>
    <style:style style:name="P12" style:parent-style-name="Contents3" style:family="paragraph">
      <style:paragraph-properties>
        <style:tab-stops>
          <style:tab-stop style:type="right" style:leader-style="dotted" style:leader-text="." style:position="6.925in"/>
        </style:tab-stops>
      </style:paragraph-properties>
    </style:style>
    <style:style style:name="P13" style:parent-style-name="Contents3" style:family="paragraph">
      <style:paragraph-properties>
        <style:tab-stops>
          <style:tab-stop style:type="right" style:leader-style="dotted" style:leader-text="." style:position="6.925in"/>
        </style:tab-stops>
      </style:paragraph-properties>
    </style:style>
    <style:style style:name="P14" style:parent-style-name="Contents2" style:family="paragraph">
      <style:paragraph-properties>
        <style:tab-stops>
          <style:tab-stop style:type="right" style:leader-style="dotted" style:leader-text="." style:position="6.925in"/>
        </style:tab-stops>
      </style:paragraph-properties>
    </style:style>
    <style:style style:name="P15" style:parent-style-name="Contents2" style:family="paragraph">
      <style:paragraph-properties>
        <style:tab-stops>
          <style:tab-stop style:type="right" style:leader-style="dotted" style:leader-text="." style:position="6.925in"/>
        </style:tab-stops>
      </style:paragraph-properties>
    </style:style>
    <style:style style:name="P16" style:parent-style-name="Contents3" style:family="paragraph">
      <style:paragraph-properties>
        <style:tab-stops>
          <style:tab-stop style:type="right" style:leader-style="dotted" style:leader-text="." style:position="6.925in"/>
        </style:tab-stops>
      </style:paragraph-properties>
    </style:style>
    <style:style style:name="P17" style:parent-style-name="Contents4" style:family="paragraph">
      <style:paragraph-properties>
        <style:tab-stops>
          <style:tab-stop style:type="right" style:leader-style="dotted" style:leader-text="." style:position="6.925in"/>
        </style:tab-stops>
      </style:paragraph-properties>
    </style:style>
    <style:style style:name="P18" style:parent-style-name="Contents3" style:family="paragraph">
      <style:paragraph-properties>
        <style:tab-stops>
          <style:tab-stop style:type="right" style:leader-style="dotted" style:leader-text="." style:position="6.925in"/>
        </style:tab-stops>
      </style:paragraph-properties>
    </style:style>
    <style:style style:name="P19" style:parent-style-name="Signature" style:family="paragraph">
      <style:paragraph-properties fo:text-align="center"/>
    </style:style>
    <style:style style:name="P20" style:parent-style-name="Heading1" style:family="paragraph">
      <style:paragraph-properties fo:break-before="page"/>
    </style:style>
    <style:style style:name="P21" style:parent-style-name="Heading1" style:family="paragraph">
      <style:paragraph-properties fo:break-before="page"/>
    </style:style>
    <style:style style:name="P22" style:parent-style-name="Textbody" style:family="paragraph">
      <style:text-properties fo:font-style="italic" style:font-style-asian="italic" style:font-style-complex="italic" fo:font-size="8pt" style:font-size-asian="8pt" style:font-size-complex="8pt"/>
    </style:style>
    <style:style style:name="P23" style:parent-style-name="Heading1" style:family="paragraph">
      <style:paragraph-properties fo:break-before="page"/>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style="italic" style:font-style-asian="italic" style:font-style-complex="italic"/>
    </style:style>
  </office:automatic-styles>
  <office:body>
    <office:text text:use-soft-page-breaks="true">
      <text:p text:style-name="P1"/>
      <text:p text:style-name="Textbody"/>
      <text:p text:style-name="Textbody"/>
      <text:p text:style-name="Textbody"/>
      <text:p text:style-name="Textbody"/>
      <text:p text:style-name="Textbody"/>
      <text:p text:style-name="Title">The Dev Guide</text:p>
      <text:p text:style-name="Subtitle">Proteomics Data Crawler Project</text:p>
      <text:p text:style-name="Textbody"/>
      <text:p text:style-name="P2">Documented by Roman Federici</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Table of Contents</text:p>
          <text:p text:style-name="Contents1"><text:a xlink:href="#__RefHeading__323_1053562800" office:target-frame-name="_top" xlink:show="replace">The Database<text:tab/>3</text:a></text:p>
          <text:p text:style-name="P4"><text:a xlink:href="#__RefHeading__325_1053562800" office:target-frame-name="_top" xlink:show="replace">Common Commands<text:tab/>3</text:a></text:p>
          <text:p text:style-name="P5"><text:a xlink:href="#__RefHeading__327_1053562800" office:target-frame-name="_top" xlink:show="replace">Starting the database<text:tab/>3</text:a></text:p>
          <text:p text:style-name="P6"><text:a xlink:href="#__RefHeading__329_1053562800" office:target-frame-name="_top" xlink:show="replace">Stopping the database<text:tab/>3</text:a></text:p>
          <text:p text:style-name="P7"><text:a xlink:href="#__RefHeading__331_1053562800" office:target-frame-name="_top" xlink:show="replace">Entering the MongoDB shell<text:tab/>3</text:a></text:p>
          <text:p text:style-name="P8"><text:a xlink:href="#__RefHeading__333_1053562800" office:target-frame-name="_top" xlink:show="replace">Navigating the MongoDB shell<text:tab/>3</text:a></text:p>
          <text:p text:style-name="Contents1"><text:a xlink:href="#__RefHeading__339_1053562800" office:target-frame-name="_top" xlink:show="replace">Scripts<text:tab/>4</text:a></text:p>
          <text:p text:style-name="P9"><text:a xlink:href="#__RefHeading__341_1053562800" office:target-frame-name="_top" xlink:show="replace">Ingestion<text:tab/>4</text:a></text:p>
          <text:p text:style-name="P10"><text:a xlink:href="#__RefHeading__343_1053562800" office:target-frame-name="_top" xlink:show="replace">Restructuring<text:tab/>4</text:a></text:p>
          <text:p text:style-name="P11"><text:a xlink:href="#__RefHeading__345_1053562800" office:target-frame-name="_top" xlink:show="replace">geneNames.py<text:tab/>4</text:a></text:p>
          <text:p text:style-name="P12"><text:a xlink:href="#__RefHeading__347_1053562800" office:target-frame-name="_top" xlink:show="replace">modifications.py<text:tab/>4</text:a></text:p>
          <text:p text:style-name="P13"><text:a xlink:href="#__RefHeading__349_1053562800" office:target-frame-name="_top" xlink:show="replace">proteins.py<text:tab/>5</text:a></text:p>
          <text:p text:style-name="P14"><text:a xlink:href="#__RefHeading__351_1053562800" office:target-frame-name="_top" xlink:show="replace">Batch Processing<text:tab/>5</text:a></text:p>
          <text:p text:style-name="Contents1"><text:a xlink:href="#__RefHeading__511_1053562800" office:target-frame-name="_top" xlink:show="replace">API Layer<text:tab/>6</text:a></text:p>
          <text:p text:style-name="P15"><text:a xlink:href="#__RefHeading__355_1053562800" office:target-frame-name="_top" xlink:show="replace">Example Calls<text:tab/>6</text:a></text:p>
          <text:p text:style-name="P16"><text:a xlink:href="#__RefHeading__357_1053562800" office:target-frame-name="_top" xlink:show="replace">General Search<text:tab/>6</text:a></text:p>
          <text:p text:style-name="P17"><text:a xlink:href="#__RefHeading__359_1053562800" office:target-frame-name="_top" xlink:show="replace">Parameters<text:tab/>6</text:a></text:p>
          <text:p text:style-name="P18"><text:a xlink:href="#__RefHeading__361_1053562800" office:target-frame-name="_top" xlink:show="replace">Expedited Searches<text:tab/>6</text:a></text:p>
        </text:index-body>
      </text:table-of-content>
      <text:p text:style-name="P19"/>
      <text:h text:style-name="P20" text:outline-level="1"><text:bookmark-start text:name="__RefHeading__323_1053562800"/><text:soft-page-break/>The Database<text:bookmark-end text:name="__RefHeading__323_1053562800"/></text:h>
      <text:p text:style-name="Textbody">The database is an instance of MongoDB, placed over an internal VM issued by the Broad Institute. MongoDB offers<text:s/>speed, scalability, as well as ease-of-use and integration into many languages. The MongoDB instance runs on port 27017 and uses the /mongo/ directory.</text:p>
      <text:h text:style-name="Heading2" text:outline-level="2"><text:bookmark-start text:name="__RefHeading__325_1053562800"/>Common Commands<text:bookmark-end text:name="__RefHeading__325_1053562800"/></text:h>
      <text:h text:style-name="Heading3" text:outline-level="3"><text:bookmark-start text:name="__RefHeading__327_1053562800"/>Starting the database<text:bookmark-end text:name="__RefHeading__327_1053562800"/></text:h>
      <text:p text:style-name="Textbody">To start the database, you must have elevated privileges. The BITS<text:s/>service desk has issued us a user, “codemonkey” with these privileges. To start the database, enter the following command into the terminal:</text:p>
      <text:p text:style-name="Code">$ sudo -u codemonkey /mongo/bin/mongod --dbpath /mongo/data/</text:p>
      <text:p text:style-name="Textbody">Since the default database directory (/data/db/) doesn't exist, we must specify one that we have privileges to write to. The above is what we're currently using.</text:p>
      <text:h text:style-name="Heading3" text:outline-level="3"><text:bookmark-start text:name="__RefHeading__329_1053562800"/>Stopping the database<text:bookmark-end text:name="__RefHeading__329_1053562800"/></text:h>
      <text:p text:style-name="Textbody">To stop the database, simply run the following:</text:p>
      <text:p text:style-name="Code">$ sudo -u codemonkey /mongo/bin/mongod --shutdown</text:p>
      <text:h text:style-name="Heading3" text:outline-level="3"><text:bookmark-start text:name="__RefHeading__331_1053562800"/>Entering the MongoDB shell<text:bookmark-end text:name="__RefHeading__331_1053562800"/></text:h>
      <text:p text:style-name="Textbody">Entering the shell is as simple as running the mongo executable located in the bin folder, with elevated privileges. In other words:</text:p>
      <text:p text:style-name="Code">$ sudo -u codemonkey /mongo/bin/mongo</text:p>
      <text:h text:style-name="Heading2" text:outline-level="2"><text:bookmark-start text:name="__RefHeading__333_1053562800"/>Navigating the MongoDB shell<text:bookmark-end text:name="__RefHeading__333_1053562800"/></text:h>
      <text:p text:style-name="Textbody">The MongoDB shell is where you have very low-level<text:s/>access to the database. Essentially, you can get to anything you want, it's just a little more in-depth and complex than using the API. With great power comes great responsibility.</text:p>
      <text:p text:style-name="Textbody">The first command you should usually be executing, assuming you're looking<text:s/>at the data, is to establish which database you're using. We only have one, called “proteomics.</text:p>
      <text:p text:style-name="Code">&gt; use proteomics</text:p>
      <text:p text:style-name="Textbody">From here, you can run any command that can be found on<text:s/><text:a xlink:href="https://docs.mongodb.org/manual/reference/crud/" office:target-frame-name="_top" xlink:show="replace">documentation website</text:a>.</text:p>
      <text:h text:style-name="Heading2" text:outline-level="2">About the Database</text:h>
      <text:p text:style-name="Textbody">The database has a collection for each of the text files ingested (e.g. proteinGroups, peptides). There are also trimmed-down, restructured databases designed for use-case searches. The collections are indexed on four attributes: “modified sequence”, “sequence”, “proteins”, and “gene names”.</text:p>
      <text:h text:style-name="P21" text:outline-level="1"><text:bookmark-start text:name="__RefHeading__339_1053562800"/><text:soft-page-break/>Scripts<text:bookmark-end text:name="__RefHeading__339_1053562800"/></text:h>
      <text:h text:style-name="Heading2" text:outline-level="2"><text:bookmark-start text:name="__RefHeading__341_1053562800"/>Ingestion<text:bookmark-end text:name="__RefHeading__341_1053562800"/></text:h>
      <text:p text:style-name="Textbody">The collections were initially ingested into collections titled as their filenames were read. I created two scripts for this purpose. One script, named ingest.py, scans a given file<text:s/>and ingests it into the proper collection. The other script, named bulkIngest.py, recursively scans a directory (and all subdirectories), checks if it's a text file, if it's one of the ones we want to ingest, and if it meets all criteria, runs the ingest.py script with the file as a parameter.</text:p>
      <text:p text:style-name="Code">$ python bulkIngest.py /rootDirYouWantToIngest/</text:p>
      <text:p text:style-name="Textbody">To ingest in smaller increments, you can either set the root directory to a smaller subdirectory, or you can call ingest.py directly, as so:</text:p>
      <text:p text:style-name="Code">$ python ingest.py /file/to/ingest.txt</text:p>
      <text:h text:style-name="Heading2" text:outline-level="2"><text:bookmark-start text:name="__RefHeading__343_1053562800"/>Restructuring<text:bookmark-end text:name="__RefHeading__343_1053562800"/></text:h>
      <text:p text:style-name="Textbody">When abundance of data became an issue, with slow search times, a restructuring of the data became necessary. I've written scripts to automatically take the data from the original format, and restructure it into lightweight schemas that are entirely built from use case. The scripts, titled for the three main collections that they create, each create a unique data structure that caters to the needs of the use case. The scripts are as follows:</text:p>
      <text:h text:style-name="Heading3" text:outline-level="3"><text:bookmark-start text:name="__RefHeading__345_1053562800"/>geneNames.py<text:bookmark-end text:name="__RefHeading__345_1053562800"/></text:h>
      <text:p text:style-name="Code">$ python geneNames.py</text:p>
      <text:p text:style-name="Textbody">Output format:</text:p>
      <text:p text:style-name="Code">{</text:p>
      <text:p text:style-name="Code"><text:tab/>gene: “ACTG1”</text:p>
      <text:p text:style-name="Code"><text:tab/>modifications: [</text:p>
      <text:p text:style-name="Code"><text:tab/><text:tab/>"_VAPEEHPVLLTEAPLNPKANR_": {</text:p>
      <text:p text:style-name="Code"><text:tab/><text:tab/><text:tab/>"54be60c07ab3f389e0c7355d": {</text:p>
      <text:p text:style-name="Code"><text:tab/><text:tab/><text:tab/><text:tab/>"intensity": [</text:p>
      <text:p text:style-name="Code"><text:tab/><text:tab/><text:tab/><text:tab/><text:tab/>4599700,</text:p>
      <text:p text:style-name="Code"><text:tab/><text:tab/><text:tab/><text:tab/><text:tab/>27335000</text:p>
      <text:p text:style-name="Code"><text:tab/><text:tab/><text:tab/><text:tab/>],</text:p>
      <text:p text:style-name="Code"><text:tab/><text:tab/><text:tab/><text:tab/>"modifications": [</text:p>
      <text:p text:style-name="Code"><text:tab/><text:tab/><text:tab/><text:tab/><text:tab/>"Unmodified"</text:p>
      <text:p text:style-name="Code"><text:tab/><text:tab/><text:tab/><text:tab/>]</text:p>
      <text:p text:style-name="Code"><text:tab/><text:tab/><text:tab/>}</text:p>
      <text:p text:style-name="Code"><text:tab/><text:tab/>}</text:p>
      <text:p text:style-name="Code"><text:tab/>]</text:p>
      <text:p text:style-name="Code">}</text:p>
      <text:h text:style-name="Heading3" text:outline-level="3"><text:bookmark-start text:name="__RefHeading__347_1053562800"/><text:soft-page-break/>modifications.py<text:bookmark-end text:name="__RefHeading__347_1053562800"/></text:h>
      <text:p text:style-name="Code">$ python<text:s/>modifications.py</text:p>
      <text:p text:style-name="Textbody">Output format:</text:p>
      <text:p text:style-name="Code">{</text:p>
      <text:p text:style-name="Code"><text:tab/>modifiedSequence: "_VAPEEHPVLLTEAPLNPKANR_"</text:p>
      <text:p text:style-name="Code"><text:tab/>sequence: "VAPEEHPVLLTEAPLNPKANR"</text:p>
      <text:p text:style-name="Code"><text:tab/>experiments: {</text:p>
      <text:p text:style-name="Code"><text:tab/><text:tab/>"54be60c07ab3f389e0c7355d": {</text:p>
      <text:p text:style-name="Code"><text:tab/><text:tab/><text:tab/>"intensity": [</text:p>
      <text:p text:style-name="Code"><text:tab/><text:tab/><text:tab/><text:tab/>4599700,</text:p>
      <text:p text:style-name="Code"><text:tab/><text:tab/><text:tab/><text:tab/>27335000</text:p>
      <text:p text:style-name="Code"><text:tab/><text:tab/><text:tab/>],</text:p>
      <text:p text:style-name="Code"><text:tab/><text:tab/><text:tab/>"modifications": [</text:p>
      <text:p text:style-name="Code"><text:tab/><text:tab/><text:tab/><text:tab/>"Unmodified"</text:p>
      <text:p text:style-name="Code"><text:tab/><text:tab/><text:tab/>]</text:p>
      <text:p text:style-name="Code"><text:tab/><text:tab/>}</text:p>
      <text:p text:style-name="Code"><text:tab/>}</text:p>
      <text:p text:style-name="Code">}</text:p>
      <text:h text:style-name="Heading3" text:outline-level="3"><text:bookmark-start text:name="__RefHeading__349_1053562800"/>proteins.py<text:bookmark-end text:name="__RefHeading__349_1053562800"/></text:h>
      <text:p text:style-name="Code">$ python proteins.py</text:p>
      <text:p text:style-name="Textbody">Output format:</text:p>
      <text:p text:style-name="Code">{</text:p>
      <text:p text:style-name="Code"><text:tab/>protein: “Q91YE6<text:tab/>~qw!”</text:p>
      <text:p text:style-name="Code"><text:tab/>modifications: [</text:p>
      <text:p text:style-name="Code"><text:tab/><text:tab/>"_VAPEEHPVLLTEAPLNPKANR_": {</text:p>
      <text:p text:style-name="Code"><text:tab/><text:tab/><text:tab/>"54be60c07ab3f389e0c7355d": {</text:p>
      <text:p text:style-name="Code"><text:tab/><text:tab/><text:tab/><text:tab/>"intensity": [</text:p>
      <text:p text:style-name="Code"><text:tab/><text:tab/><text:tab/><text:tab/><text:tab/>4599700,</text:p>
      <text:p text:style-name="Code"><text:tab/><text:tab/><text:tab/><text:tab/><text:tab/>27335000</text:p>
      <text:p text:style-name="Code"><text:tab/><text:tab/><text:tab/><text:tab/>],</text:p>
      <text:p text:style-name="Code"><text:tab/><text:tab/><text:tab/><text:tab/>"modifications": [</text:p>
      <text:p text:style-name="Code"><text:tab/><text:tab/><text:tab/><text:tab/><text:tab/>"Unmodified"</text:p>
      <text:p text:style-name="Code"><text:tab/><text:tab/><text:tab/><text:tab/>]</text:p>
      <text:p text:style-name="Code"><text:tab/><text:tab/><text:tab/>}</text:p>
      <text:p text:style-name="Code"><text:tab/><text:tab/>}</text:p>
      <text:soft-page-break/>
      <text:p text:style-name="Code"><text:tab/>]</text:p>
      <text:p text:style-name="Code">}</text:p>
      <text:h text:style-name="Heading2" text:outline-level="2"><text:bookmark-start text:name="__RefHeading__351_1053562800"/>Batch Processing<text:bookmark-end text:name="__RefHeading__351_1053562800"/></text:h>
      <text:p text:style-name="Textbody">For queries of multiple items, there exists a script called batch_search.py, which takes a text file as an argument, which is expected to be lines of sequences, and will return to the console an aggregated<text:s/>search for them using mongo’s $or operator.</text:p>
      <text:p text:style-name="Code">$ python batch_search.py sequences.txt</text:p>
      <text:p text:style-name="Textbody">For outputting results to a file, simply send the output to another text file:</text:p>
      <text:p text:style-name="Code">$ python batch_search.py sequences.txt &gt; output.txt</text:p>
      <text:p text:style-name="P22">Note: This applies a regex search to the queries. Query parameters will also match results with leading or trailing content. For example, when searching “ABC”, results such as “ABCD123” and “_DERP_ABC_” will also match.</text:p>
      <text:h text:style-name="Heading2" text:outline-level="2">Indexing</text:h>
      <text:p text:style-name="Textbody">If, for some reason, you need to re-index the tables, there is a script to automatically index them. It takes a while, but it will index all the legacy tables, in parallel. Make note: this will write-lock the database collections for some time.</text:p>
      <text:p text:style-name="Textbody"/>
      <text:h text:style-name="Heading2" text:outline-level="2">Testing</text:h>
      <text:p text:style-name="Textbody">For testing the API, there is a quick script titled “apiTest.py”. It pings the API URLs and first tests for responses, then tries a couple filled-in queries to check response times.</text:p>
      <text:p text:style-name="Code">$ python apiTest.py</text:p>
      <text:p text:style-name="Textbody">Ideal response times are under five seconds. Frequently-used search methods should be under two seconds.</text:p>
      <text:h text:style-name="P23" text:outline-level="1"><text:bookmark-start text:name="__RefHeading__511_1053562800"/><text:soft-page-break/>API Layer<text:bookmark-end text:name="__RefHeading__511_1053562800"/></text:h>
      <text:p text:style-name="Textbody">The API is<text:s/>a Node.js applications, using the Express.js and mongoose libraries. It is written in JavaScript and responds with JSON-formatted results. It runs on port 3000, and can be accessed directly via a URL, or through the web application on port 3001.</text:p>
      <text:h text:style-name="Heading2" text:outline-level="2">Bringing up the API</text:h>
      <text:p text:style-name="Textbody">To bring up the API, navigate to the /api/ folder in the repository. Once there, run server.js as a node application, like so:</text:p>
      <text:p text:style-name="Code">$ node server.js</text:p>
      <text:p text:style-name="Textbody">This will hang the terminal and wait for output, so either use “&amp;” to fork a separate process, or use a node package such as “forever” to manage the applications.</text:p>
      <text:h text:style-name="Heading2" text:outline-level="2">Stopping the API</text:h>
      <text:p text:style-name="Textbody">To stop the API, you must end that process in the terminal. If it’s in the same process as the terminal, CTRL+C should terminate it. If it’s been forked, find the process by running:</text:p>
      <text:p text:style-name="Code">$ ps aux | grep node</text:p>
      <text:p text:style-name="Textbody">Once you have the process ID, kill it by running:</text:p>
      <text:p text:style-name="Code">$ kill (PID)</text:p>
      <text:h text:style-name="Heading2" text:outline-level="2"><text:bookmark-start text:name="__RefHeading__355_1053562800"/>Example Calls<text:bookmark-end text:name="__RefHeading__355_1053562800"/></text:h>
      <text:h text:style-name="Heading3" text:outline-level="3"><text:bookmark-start text:name="__RefHeading__357_1053562800"/>General Search<text:bookmark-end text:name="__RefHeading__357_1053562800"/></text:h>
      <text:p text:style-name="Textbody">The following call can be made to search for any information, with the highest amount of wait time.</text:p>
      <text:p text:style-name="Code"><text:a xlink:href="http://massive.broadinstitute.org:3000/search" office:target-frame-name="_top" xlink:show="replace">http://massive.broadinstitute.org:3000/search</text:a>?</text:p>
      <text:h text:style-name="Heading4" text:outline-level="4"><text:bookmark-start text:name="__RefHeading__359_1053562800"/>Parameters<text:bookmark-end text:name="__RefHeading__359_1053562800"/></text:h>
      <text:p text:style-name="Code">q={geneName:ACTC}</text:p>
      <text:p text:style-name="Code"><text:span text:style-name="T24">Query</text:span><text:s/>(<text:span text:style-name="T25">mandatory</text:span>) - A JSON/BSON-formatted query input to limit results.</text:p>
      <text:p text:style-name="Code"/>
      <text:p text:style-name="Code">f={“_id”:0,”geneNames”:1}</text:p>
      <text:p text:style-name="Code"><text:span text:style-name="T26">Fields</text:span><text:s/>(<text:span text:style-name="T27">optional</text:span>) - A binary, JSON/BSON-formatted array to determine the returned fields. Defaults to all on.</text:p>
      <text:p text:style-name="Code"/>
      <text:p text:style-name="Code">col=['evidence','proteinGroups']</text:p>
      <text:p text:style-name="Code"><text:span text:style-name="T28">Collection</text:span><text:span text:style-name="T29">s</text:span><text:s/>(<text:span text:style-name="T30">optional</text:span>) - An array of collections to be queried. Defaults to all.</text:p>
      <text:p text:style-name="Code"/>
      <text:p text:style-name="Code">d=geneNames</text:p>
      <text:p text:style-name="Code"><text:span text:style-name="T31">Distinct</text:span><text:s/>(<text:span text:style-name="T32">optional</text:span>) - Returns only distinct values of the given field in results. Overrides 'fields' param.</text:p>
      <text:p text:style-name="Code"/>
      <text:p text:style-name="Code">l=5</text:p>
      <text:p text:style-name="Code"><text:span text:style-name="T33">Limit</text:span><text:s/>(<text:span text:style-name="T34">optional</text:span>) - Limits the results to a certain number.<text:s/>Defaults to 20.</text:p>
      <text:p text:style-name="Textbody"/>
      <text:p text:style-name="Code"><text:a xlink:href="http://massive.broadinstitute.org:3000/search?q=%7b“proteins”:”C9JUM1”%7d&amp;f=%7b“_id”:0,”proteins”:1%7d&amp;col=%5b“evidence”%5d&amp;l=500" office:target-frame-name="_top" xlink:show="replace"><text:span text:style-name="Hyperlink">http://massive.broadinstitute.org:3000/search?q={“proteins”:”C9JUM1”}&amp;f={“_id”:0,”proteins”:1}&amp;col=[“evidence”]&amp;l=500</text:span></text:a><text:s/></text:p>
      <text:p text:style-name="Textbody">This URL will fetch: The first 500 (l=500) results from the evidence collection (col=[“evidence”]) that meet the criteria of “proteins” containing “C9JUM1” (q={“proteins”:”C9JUM1”}). It will only return the field “proteins” (f={“_id”:0,“proteins”:1})</text:p>
      <text:p text:style-name="Textbody"/>
      <text:h text:style-name="Heading3" text:outline-level="3"><text:bookmark-start text:name="__RefHeading__361_1053562800"/>Expedited Searches<text:bookmark-end text:name="__RefHeading__361_1053562800"/></text:h>
      <text:p text:style-name="Textbody">The following URLs route to the specialized collections in MongoDB, and will be much faster, but return less information in a differently-formatted way.</text:p>
      <text:p text:style-name="Code"><text:a xlink:href="http://massive.broadinstitute.org:3000/search/genes" office:target-frame-name="_top" xlink:show="replace">http://massive.broadinstitute.org:3000/search/genes</text:a>?</text:p>
      <text:p text:style-name="Code"><text:a xlink:href="http://massive.broadinstitute.org:3000/search/proteins" office:target-frame-name="_top" xlink:show="replace">http://massive.broadinstitute.org:3000/search/proteins</text:a>?</text:p>
      <text:p text:style-name="Code"><text:a xlink:href="http://massive.broadinstitute.org:3000/search/modseqs" office:target-frame-name="_top" xlink:show="replace">http://massive.broadinstitute.org:3000/search/modseqs</text:a>?</text:p>
      <text:p text:style-name="Textbody">The parameters are the same as the general sear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margin-top="0.1701in" fo:margin-bottom="0.1402in"/>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402in" fo:margin-bottom="0.1402in"/>
      <style:text-properties style:font-name="Arial" style:font-name-asian="Arial" style:font-name-complex="Arial" fo:font-weight="bold" style:font-weight-asian="bold" style:font-weight-complex="bold" fo:color="#004586" fo:hyphenate="false"/>
    </style:style>
    <style:style style:name="Heading3" style:display-name="Heading 3" style:family="paragraph" style:parent-style-name="Heading" style:next-style-name="Textbody" style:default-outline-level="3">
      <style:paragraph-properties fo:margin-top="0.0972in" fo:margin-left="0.3in">
        <style:tab-stops>
          <style:tab-stop style:type="left" style:leader-style="solid" style:leader-text="_" style:position="0.5in"/>
        </style:tab-stops>
      </style:paragraph-properties>
      <style:text-properties fo:font-weight="bold" style:font-weight-asian="bold" style:font-weight-complex="bold" fo:color="#3399FF"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color="#808080"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fo:margin-left="0.3in">
        <style:tab-stops/>
      </style:paragraph-properties>
      <style:text-properties style:font-name="Arial" style:font-name-asian="Arial" style:font-name-complex="Arial" fo:font-size="10.5pt" style:font-size-asian="10.5pt"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ignature" style:display-name="Signature" style:family="paragraph" style:parent-style-name="Standard">
      <style:paragraph-properties text:number-lines="false"/>
      <style:text-properties fo:hyphenate="false"/>
    </style:style>
    <style:style style:name="Code" style:display-name="Code" style:family="paragraph" style:parent-style-name="Textbody">
      <style:paragraph-properties fo:margin-top="0.1in" fo:margin-bottom="0.1in" fo:line-height="100%" fo:margin-left="0.4in" fo:margin-right="0.4in" fo:background-color="#DDDDDD">
        <style:tab-stops/>
      </style:paragraph-properties>
      <style:text-properties style:font-name="Courier New" style:font-name-asian="Courier New" style:font-name-complex="Courier New"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50%">
        <style:tab-stops>
          <style:tab-stop style:type="right" style:leader-style="dotted" style:leader-text="." style:position="6.925in"/>
        </style:tab-stops>
      </style:paragraph-properties>
      <style:text-properties fo:font-weight="bold" style:font-weight-asian="bold" fo:hyphenate="false"/>
    </style:style>
    <style:style style:name="Contents2" style:display-name="Contents 2" style:family="paragraph" style:parent-style-name="Index">
      <style:paragraph-properties fo:line-height="150%"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line-height="150%"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line-height="150%" fo:margin-left="0.5895in">
        <style:tab-stops>
          <style:tab-stop style:type="right" style:leader-style="dotted" style:leader-text="." style:position="6.335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man Federici</dc:creator>
    <meta:creation-date>2015-03-23T12:39:00Z</meta:creation-date>
    <dc:date>2015-04-09T20:52:00Z</dc:date>
    <meta:template xlink:href="Normal.dotm" xlink:type="simple"/>
    <meta:editing-cycles>8</meta:editing-cycles>
    <meta:editing-duration>PT94920S</meta:editing-duration>
    <meta:document-statistic meta:page-count="8" meta:paragraph-count="18" meta:word-count="1386" meta:character-count="9273" meta:row-count="65" meta:non-whitespace-character-count="7905"/>
  </office:meta>
</office:document-meta>
</file>